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B9000004B8ADFF84CF.png"/>
  <manifest:file-entry manifest:media-type="image/png" manifest:full-path="Pictures/100002010000036B000003632B367050.png"/>
  <manifest:file-entry manifest:media-type="image/png" manifest:full-path="Pictures/10000200000004B9000004B8E24FED5E.png"/>
  <manifest:file-entry manifest:media-type="image/png" manifest:full-path="Pictures/10000200000004500000055A2B5D7E64.png"/>
  <manifest:file-entry manifest:media-type="image/png" manifest:full-path="Pictures/10000200000004B9000004B871F38838.png"/>
  <manifest:file-entry manifest:media-type="image/png" manifest:full-path="Pictures/10000200000002210000029B9F8C39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842cm" fo:break-before="auto" style:use-optimal-row-height="false"/>
    </style:style>
    <style:style style:name="ro2" style:family="table-row">
      <style:table-row-properties style:row-height="4.00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/>
        </table:table-row>
        <table:table-row table:style-name="ro2">
          <table:table-cell>
            <draw:frame table:end-cell-address="Sheet1.A2" table:end-x="5.6cm" table:end-y="3.905cm" draw:z-index="2" draw:name="Graphics 1" draw:style-name="gr1" draw:text-style-name="P1" svg:width="4.21cm" svg:height="3.897cm" svg:x="1.39cm" svg:y="0.008cm">
              <draw:image xlink:href="Pictures/10000200000004B9000004B8E24FED5E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>
            <draw:frame table:end-cell-address="Sheet1.A3" table:end-x="5.22cm" table:end-y="3.939cm" draw:z-index="0" draw:name="Graphics 2" draw:style-name="gr1" draw:text-style-name="P1" svg:width="3.44cm" svg:height="3.916cm" svg:x="1.78cm" svg:y="0.023cm">
              <draw:image xlink:href="Pictures/10000200000002210000029B9F8C39CF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>
            <draw:frame table:end-cell-address="Sheet1.A4" table:end-x="5.6cm" table:end-y="3.946cm" draw:z-index="1" draw:name="Graphics 3" draw:style-name="gr1" draw:text-style-name="P1" svg:width="4.21cm" svg:height="3.909cm" svg:x="1.39cm" svg:y="0.037cm">
              <draw:image xlink:href="Pictures/10000200000004B9000004B8ADFF84CF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>
            <draw:frame table:end-cell-address="Sheet1.A6" table:end-x="5.191cm" table:end-y="0.065cm" draw:z-index="4" draw:name="Graphics 5" draw:style-name="gr1" draw:text-style-name="P1" svg:width="3.39cm" svg:height="4cm" svg:x="1.801cm" svg:y="0.051cm">
              <draw:image xlink:href="Pictures/10000200000004500000055A2B5D7E64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>
            <draw:frame table:end-cell-address="Sheet1.A6" table:end-x="5.6cm" table:end-y="3.941cm" draw:z-index="3" draw:name="Graphics 4" draw:style-name="gr1" draw:text-style-name="P1" svg:width="4.21cm" svg:height="3.876cm" svg:x="1.39cm" svg:y="0.065cm">
              <draw:image xlink:href="Pictures/10000200000004B9000004B871F38838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>
            <draw:frame table:end-cell-address="Sheet1.A7" table:end-x="5.62cm" table:end-y="3.916cm" draw:z-index="5" draw:name="Graphics 6" draw:style-name="gr1" draw:text-style-name="P1" svg:width="4.25cm" svg:height="3.835cm" svg:x="1.37cm" svg:y="0.081cm">
              <draw:image xlink:href="Pictures/100002010000036B000003632B367050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2" table:number-columns-repeated="2" table:default-cell-style-name="Default"/>
        <table:table-row table:style-name="ro3">
          <table:table-cell office:value-type="float" office:value="6.99">
            <text:p>6,99</text:p>
          </table:table-cell>
          <table:table-cell table:style-name="ce3" office:value-type="float" office:value="4.25">
            <text:p>4,25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</table:table-row>
        <table:table-row table:style-name="ro3">
          <table:table-cell table:style-name="ce2" table:formula="of:=[.A1]/[.A2]" office:value-type="float" office:value="3.495">
            <text:p>3,495</text:p>
          </table:table-cell>
          <table:table-cell table:style-name="ce2" table:formula="of:=[.B1]/[.B2]" office:value-type="float" office:value="2.125">
            <text:p>2,125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table:formula="of:=[.A3]-[.B3]" office:value-type="float" office:value="1.37">
            <text:p>1,3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5">25.04.2021</text:date>, <text:time>14:0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13:01:45.70</meta:creation-date>
    <dc:date>2021-04-25T14:03:48.02</dc:date>
    <meta:editing-duration>PT14M43S</meta:editing-duration>
    <meta:editing-cycles>1</meta:editing-cycles>
    <meta:document-statistic meta:table-count="3" meta:cell-count="13" meta:object-count="6"/>
    <meta:generator>OpenOffice/4.1.7$Win32 OpenOffice.org_project/417m1$Build-9800</meta:generator>
  </office:meta>
</office:document-meta>
</file>